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ter<text:span text:style-name="T1">:</text:span></text:p>
      <text:p text:style-name="P1"><text:span text:style-name="T1"/></text:p>
      <text:p text:style-name="P1"><text:span text:style-name="T1">Kantendetektion:</text:span></text:p>
      <text:p text:style-name="P1"><text:span text:style-name="T2">Was ist eine Kante?</text:span></text:p>
      <text:p text:style-name="P1"><text:span text:style-name="T2"><text:tab/>-Steigungs-maximum/-minimum der Intensität</text:span></text:p>
      <text:p text:style-name="P1"><text:span text:style-name="T1">Gradient:</text:span></text:p>
      <text:p text:style-name="P2"><text:span text:style-name="T1"><text:tab/>-Vektor aus Ableitung in x+y Richtung</text:span></text:p>
      <text:p text:style-name="P2"><text:span text:style-name="T1"><text:tab/>-Betrag von Gradient → über 0 bei Kante</text:span></text:p>
      <text:p text:style-name="P2"><text:span text:style-name="T1"><text:tab/><text:tab/>→ [-1,0,1]</text:span></text:p>
      <text:p text:style-name="P2"><text:span text:style-name="T1">Problem bei verrauschten Bildern → Lösung Weichzeichner</text:span></text:p>
      <text:p text:style-name="P2"><text:span text:style-name="T1"/></text:p>
      <text:p text:style-name="P3"><text:span text:style-name="T1">Stichword: Laplace-Operator</text:span></text:p>
      <text:p text:style-name="P3"><text:span text:style-name="T1">LoG-Filter u. Canny-Filter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4:00:12.29</meta:creation-date>
    <dc:date>2013-10-17T15:31:31.83</dc:date>
    <meta:editing-duration>PT1H16M5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38" meta:character-count="292"/>
  </office:meta>
</office:document-meta>
</file>